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8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10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Dev</text:p>
          </table:table-cell>
          <table:table-cell/>
        </table:table-row>
        <table:table-row table:style-name="ro1">
          <table:table-cell office:value-type="string" calcext:value-type="string">
            <text:p>Audio</text:p>
          </table:table-cell>
          <table:table-cell office:value-type="float" office:value="3.6370027" calcext:value-type="float">
            <text:p>3.6370027</text:p>
          </table:table-cell>
          <table:table-cell office:value-type="float" office:value="4.1723571" calcext:value-type="float">
            <text:p>4.1723571</text:p>
          </table:table-cell>
          <table:table-cell office:value-type="float" office:value="4.5155892" calcext:value-type="float">
            <text:p>4.5155892</text:p>
          </table:table-cell>
          <table:table-cell office:value-type="float" office:value="4.2043715" calcext:value-type="float">
            <text:p>4.2043715</text:p>
          </table:table-cell>
          <table:table-cell office:value-type="float" office:value="4.5238633" calcext:value-type="float">
            <text:p>4.5238633</text:p>
          </table:table-cell>
          <table:table-cell office:value-type="float" office:value="3.7313404" calcext:value-type="float">
            <text:p>3.7313404</text:p>
          </table:table-cell>
          <table:table-cell office:value-type="float" office:value="5.0944824" calcext:value-type="float">
            <text:p>5.0944824</text:p>
          </table:table-cell>
          <table:table-cell office:value-type="float" office:value="3.9394593" calcext:value-type="float">
            <text:p>3.9394593</text:p>
          </table:table-cell>
          <table:table-cell office:value-type="float" office:value="3.6973617" calcext:value-type="float">
            <text:p>3.6973617</text:p>
          </table:table-cell>
          <table:table-cell office:value-type="float" office:value="3.5122402" calcext:value-type="float">
            <text:p>3.5122402</text:p>
          </table:table-cell>
          <table:table-cell table:formula="of:=AVERAGE([.B2:.K2])" office:value-type="float" office:value="4.10280678" calcext:value-type="float">
            <text:p>4.10280678</text:p>
          </table:table-cell>
          <table:table-cell table:formula="of:=STDEV([.B2:.L2])" office:value-type="float" office:value="0.473397169816755" calcext:value-type="float">
            <text:p>0.473397169816755</text:p>
          </table:table-cell>
          <table:table-cell table:formula="of:=[.L2]-[.M2]" office:value-type="float" office:value="3.62940961018324" calcext:value-type="float">
            <text:p>3.62940961018324</text:p>
          </table:table-cell>
        </table:table-row>
        <table:table-row table:style-name="ro1">
          <table:table-cell office:value-type="string" calcext:value-type="string">
            <text:p>MEG</text:p>
          </table:table-cell>
          <table:table-cell office:value-type="float" office:value="4.8125105" calcext:value-type="float">
            <text:p>4.8125105</text:p>
          </table:table-cell>
          <table:table-cell office:value-type="float" office:value="4.727078" calcext:value-type="float">
            <text:p>4.727078</text:p>
          </table:table-cell>
          <table:table-cell office:value-type="float" office:value="5.4900608" calcext:value-type="float">
            <text:p>5.4900608</text:p>
          </table:table-cell>
          <table:table-cell office:value-type="float" office:value="4.6825538" calcext:value-type="float">
            <text:p>4.6825538</text:p>
          </table:table-cell>
          <table:table-cell office:value-type="float" office:value="4.7899356" calcext:value-type="float">
            <text:p>4.7899356</text:p>
          </table:table-cell>
          <table:table-cell office:value-type="float" office:value="4.7537422" calcext:value-type="float">
            <text:p>4.7537422</text:p>
          </table:table-cell>
          <table:table-cell office:value-type="float" office:value="4.8644919" calcext:value-type="float">
            <text:p>4.8644919</text:p>
          </table:table-cell>
          <table:table-cell office:value-type="float" office:value="5.0984178" calcext:value-type="float">
            <text:p>5.0984178</text:p>
          </table:table-cell>
          <table:table-cell office:value-type="float" office:value="5.0134668" calcext:value-type="float">
            <text:p>5.0134668</text:p>
          </table:table-cell>
          <table:table-cell office:value-type="float" office:value="4.7300787" calcext:value-type="float">
            <text:p>4.7300787</text:p>
          </table:table-cell>
          <table:table-cell table:formula="of:=AVERAGE([.B3:.K3])" office:value-type="float" office:value="4.89623361" calcext:value-type="float">
            <text:p>4.89623361</text:p>
          </table:table-cell>
          <table:table-cell table:formula="of:=STDEV([.B3:.L3])" office:value-type="float" office:value="0.234254796957413" calcext:value-type="float">
            <text:p>0.234254796957413</text:p>
          </table:table-cell>
          <table:table-cell table:formula="of:=[.L3]-[.M3]" office:value-type="float" office:value="4.66197881304259" calcext:value-type="float">
            <text:p>4.66197881304259</text:p>
          </table:table-cell>
        </table:table-row>
        <table:table-row table:style-name="ro1">
          <table:table-cell office:value-type="string" calcext:value-type="string">
            <text:p>Audio+MEG</text:p>
          </table:table-cell>
          <table:table-cell office:value-type="float" office:value="4.0919642" calcext:value-type="float">
            <text:p>4.0919642</text:p>
          </table:table-cell>
          <table:table-cell office:value-type="float" office:value="4.175961" calcext:value-type="float">
            <text:p>4.175961</text:p>
          </table:table-cell>
          <table:table-cell office:value-type="float" office:value="4.7637897" calcext:value-type="float">
            <text:p>4.7637897</text:p>
          </table:table-cell>
          <table:table-cell office:value-type="float" office:value="4.0325284" calcext:value-type="float">
            <text:p>4.0325284</text:p>
          </table:table-cell>
          <table:table-cell office:value-type="float" office:value="4.0541792" calcext:value-type="float">
            <text:p>4.0541792</text:p>
          </table:table-cell>
          <table:table-cell office:value-type="float" office:value="3.8880856" calcext:value-type="float">
            <text:p>3.8880856</text:p>
          </table:table-cell>
          <table:table-cell office:value-type="float" office:value="4.0802646" calcext:value-type="float">
            <text:p>4.0802646</text:p>
          </table:table-cell>
          <table:table-cell office:value-type="float" office:value="4.1672349" calcext:value-type="float">
            <text:p>4.1672349</text:p>
          </table:table-cell>
          <table:table-cell office:value-type="float" office:value="4.0355954" calcext:value-type="float">
            <text:p>4.0355954</text:p>
          </table:table-cell>
          <table:table-cell office:value-type="float" office:value="3.803544" calcext:value-type="float">
            <text:p>3.803544</text:p>
          </table:table-cell>
          <table:table-cell table:formula="of:=AVERAGE([.B4:.K4])" office:value-type="float" office:value="4.1093147" calcext:value-type="float">
            <text:p>4.1093147</text:p>
          </table:table-cell>
          <table:table-cell table:formula="of:=STDEV([.B4:.L4])" office:value-type="float" office:value="0.243739119294117" calcext:value-type="float">
            <text:p>0.243739119294117</text:p>
          </table:table-cell>
          <table:table-cell table:formula="of:=[.L4]-[.M4]" office:value-type="float" office:value="3.86557558070588" calcext:value-type="float">
            <text:p>3.8655755807058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EG (reduced)</text:p>
          </table:table-cell>
          <table:table-cell office:value-type="float" office:value="4.9314852" calcext:value-type="float">
            <text:p>4.9314852</text:p>
          </table:table-cell>
          <table:table-cell office:value-type="float" office:value="5.2120576" calcext:value-type="float">
            <text:p>5.2120576</text:p>
          </table:table-cell>
          <table:table-cell office:value-type="float" office:value="5.0401587" calcext:value-type="float">
            <text:p>5.0401587</text:p>
          </table:table-cell>
          <table:table-cell office:value-type="float" office:value="5.1521664" calcext:value-type="float">
            <text:p>5.1521664</text:p>
          </table:table-cell>
          <table:table-cell office:value-type="float" office:value="5.2471457" calcext:value-type="float">
            <text:p>5.2471457</text:p>
          </table:table-cell>
          <table:table-cell office:value-type="float" office:value="5.0378985" calcext:value-type="float">
            <text:p>5.0378985</text:p>
          </table:table-cell>
          <table:table-cell office:value-type="float" office:value="4.971251" calcext:value-type="float">
            <text:p>4.971251</text:p>
          </table:table-cell>
          <table:table-cell office:value-type="float" office:value="5.3500648" calcext:value-type="float">
            <text:p>5.3500648</text:p>
          </table:table-cell>
          <table:table-cell office:value-type="float" office:value="4.9340391" calcext:value-type="float">
            <text:p>4.9340391</text:p>
          </table:table-cell>
          <table:table-cell office:value-type="float" office:value="4.9379926" calcext:value-type="float">
            <text:p>4.9379926</text:p>
          </table:table-cell>
          <table:table-cell table:formula="of:=AVERAGE([.B6:.K6])" office:value-type="float" office:value="5.08142596" calcext:value-type="float">
            <text:p>5.08142596</text:p>
          </table:table-cell>
          <table:table-cell table:formula="of:=STDEV([.B6:.L6])" office:value-type="float" office:value="0.142201648691773" calcext:value-type="float">
            <text:p>0.142201648691773</text:p>
          </table:table-cell>
          <table:table-cell table:formula="of:=[.L6]-[.M6]" office:value-type="float" office:value="4.93922431130823" calcext:value-type="float">
            <text:p>4.93922431130823</text:p>
          </table:table-cell>
        </table:table-row>
        <table:table-row table:style-name="ro1">
          <table:table-cell office:value-type="string" calcext:value-type="string">
            <text:p>Audio + MEG (reduced)</text:p>
          </table:table-cell>
          <table:table-cell office:value-type="float" office:value="3.2797835" calcext:value-type="float">
            <text:p>3.2797835</text:p>
          </table:table-cell>
          <table:table-cell office:value-type="float" office:value="3.6286047" calcext:value-type="float">
            <text:p>3.6286047</text:p>
          </table:table-cell>
          <table:table-cell office:value-type="float" office:value="2.9210513" calcext:value-type="float">
            <text:p>2.9210513</text:p>
          </table:table-cell>
          <table:table-cell office:value-type="float" office:value="3.5970194" calcext:value-type="float">
            <text:p>3.5970194</text:p>
          </table:table-cell>
          <table:table-cell office:value-type="float" office:value="3.7938721" calcext:value-type="float">
            <text:p>3.7938721</text:p>
          </table:table-cell>
          <table:table-cell office:value-type="float" office:value="3.2944779" calcext:value-type="float">
            <text:p>3.2944779</text:p>
          </table:table-cell>
          <table:table-cell office:value-type="float" office:value="3.2278786" calcext:value-type="float">
            <text:p>3.2278786</text:p>
          </table:table-cell>
          <table:table-cell office:value-type="float" office:value="3.1309958" calcext:value-type="float">
            <text:p>3.1309958</text:p>
          </table:table-cell>
          <table:table-cell office:value-type="float" office:value="3.5088356" calcext:value-type="float">
            <text:p>3.5088356</text:p>
          </table:table-cell>
          <table:table-cell office:value-type="float" office:value="3.318033" calcext:value-type="float">
            <text:p>3.318033</text:p>
          </table:table-cell>
          <table:table-cell table:formula="of:=AVERAGE([.B7:.K7])" office:value-type="float" office:value="3.37005519" calcext:value-type="float">
            <text:p>3.37005519</text:p>
          </table:table-cell>
          <table:table-cell table:formula="of:=STDEV([.B7:.L7])" office:value-type="float" office:value="0.247543260482246" calcext:value-type="float">
            <text:p>0.247543260482246</text:p>
          </table:table-cell>
          <table:table-cell table:formula="of:=[.L7]+[.M7]" office:value-type="float" office:value="3.61759845048225" calcext:value-type="float">
            <text:p>3.617598450482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 style:data-style-name="N2" text:time-value="22:06:15.7560258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20:50:20.084243578</meta:creation-date>
    <dc:date>2017-03-21T04:28:15.147575055</dc:date>
    <meta:editing-duration>PT6H21M1S</meta:editing-duration>
    <meta:editing-cycles>6</meta:editing-cycles>
    <meta:generator>LibreOffice/5.2.2.2$Linux_X86_64 LibreOffice_project/20m0$Build-2</meta:generator>
    <meta:document-statistic meta:table-count="1" meta:cell-count="83" meta:object-count="0"/>
  </office:meta>
</office:document-meta>
</file>